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3" style:family="table">
      <style:table-properties style:width="2.79cm" fo:margin-left="2cm" table:align="left" table:border-model="separating"/>
    </style:style>
    <style:style style:name="Tableau3.A" style:family="table-column">
      <style:table-column-properties style:column-width="0.93cm"/>
    </style:style>
    <style:style style:name="Tableau3.C" style:family="table-column">
      <style:table-column-properties style:column-width="0.931cm"/>
    </style:style>
    <style:style style:name="Tableau3.A1" style:family="table-cell">
      <style:table-cell-properties fo:padding="0.097cm" fo:border="none"/>
    </style:style>
    <style:style style:name="Tableau3.A2" style:family="table-cell">
      <style:table-cell-properties fo:padding="0.097cm" fo:border-left="none" fo:border-right="none" fo:border-top="none" fo:border-bottom="1pt solid #000000"/>
    </style:style>
    <style:style style:name="Tableau4" style:family="table">
      <style:table-properties style:width="4.189cm" fo:margin-left="1.499cm" table:align="left"/>
    </style:style>
    <style:style style:name="Tableau4.A" style:family="table-column">
      <style:table-column-properties style:column-width="0.838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fo:padding-left="0cm" fo:padding-right="0cm" fo:padding-top="0cm" fo:padding-bottom="0.101cm" fo:border="none"/>
    </style:style>
    <style:style style:name="Tableau4.B2" style:family="table-cell">
      <style:table-cell-properties fo:padding-left="0cm" fo:padding-right="0cm" fo:padding-top="0cm" fo:padding-bottom="0.101cm" fo:border-left="none" fo:border-right="none" fo:border-top="none" fo:border-bottom="1pt solid #000000"/>
    </style:style>
    <style:style style:name="Tableau4.3" style:family="table-row">
      <style:table-row-properties style:min-row-height="0.866cm"/>
    </style:style>
    <style:style style:name="Tableau4.A3" style:family="table-cell">
      <style:table-cell-properties fo:padding-left="0cm" fo:padding-right="0cm" fo:padding-top="0.101cm" fo:padding-bottom="0cm" fo:border="none"/>
    </style:style>
    <style:style style:name="Tableau1" style:family="table">
      <style:table-properties style:width="19.001cm" fo:margin-left="0cm" fo:margin-right="0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officeooo:paragraph-rsid="0075dc5d"/>
    </style:style>
    <style:style style:name="P2" style:family="paragraph" style:parent-style-name="Standard">
      <style:text-properties officeooo:rsid="00775eca" officeooo:paragraph-rsid="00775eca"/>
    </style:style>
    <style:style style:name="P3" style:family="paragraph" style:parent-style-name="Standard">
      <style:text-properties officeooo:rsid="0061e3c5" officeooo:paragraph-rsid="00a8ba06"/>
    </style:style>
    <style:style style:name="P4" style:family="paragraph" style:parent-style-name="Standard">
      <style:text-properties officeooo:rsid="0061e3c5" officeooo:paragraph-rsid="00ce3d10"/>
    </style:style>
    <style:style style:name="P5" style:family="paragraph" style:parent-style-name="Standard">
      <style:text-properties fo:font-weight="bold" officeooo:rsid="00b894a5" officeooo:paragraph-rsid="00b894a5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4.025cm"/>
          <style:tab-stop style:position="10.904cm"/>
        </style:tab-stops>
      </style:paragraph-properties>
      <style:text-properties fo:font-weight="bold" officeooo:rsid="00c03754" officeooo:paragraph-rsid="00c03754" style:font-weight-asian="bold" style:font-weight-complex="bold"/>
    </style:style>
    <style:style style:name="P7" style:family="paragraph" style:parent-style-name="Standard">
      <style:text-properties fo:font-weight="bold" officeooo:rsid="00a6fbd6" officeooo:paragraph-rsid="00a8ba06" style:font-weight-asian="bold" style:font-weight-complex="bold"/>
    </style:style>
    <style:style style:name="P8" style:family="paragraph" style:parent-style-name="Standard">
      <style:text-properties fo:font-weight="bold" officeooo:rsid="00aab449" officeooo:paragraph-rsid="00aab449" style:font-weight-asian="bold" style:font-weight-complex="bold"/>
    </style:style>
    <style:style style:name="P9" style:family="paragraph" style:parent-style-name="Standard">
      <style:text-properties fo:font-weight="bold" officeooo:rsid="00a3dea0" officeooo:paragraph-rsid="00ce3d10" style:font-weight-asian="bold" style:font-weight-complex="bold"/>
    </style:style>
    <style:style style:name="P10" style:family="paragraph" style:parent-style-name="Standard">
      <style:text-properties fo:font-weight="bold" officeooo:rsid="00ae3e48" officeooo:paragraph-rsid="00ce3d10" style:font-weight-asian="bold" style:font-weight-complex="bold"/>
    </style:style>
    <style:style style:name="P11" style:family="paragraph" style:parent-style-name="Standard">
      <style:text-properties fo:font-weight="bold" officeooo:rsid="00d498e4" officeooo:paragraph-rsid="00d498e4" style:font-weight-asian="bold" style:font-weight-complex="bold"/>
    </style:style>
    <style:style style:name="P12" style:family="paragraph" style:parent-style-name="Standard">
      <style:text-properties officeooo:paragraph-rsid="00775eca"/>
    </style:style>
    <style:style style:name="P13" style:family="paragraph" style:parent-style-name="Standard">
      <style:text-properties officeooo:rsid="00a6fbd6" officeooo:paragraph-rsid="00a8ba06"/>
    </style:style>
    <style:style style:name="P14" style:family="paragraph" style:parent-style-name="Standard">
      <style:text-properties officeooo:rsid="00a6fbd6" officeooo:paragraph-rsid="00ce3d10"/>
    </style:style>
    <style:style style:name="P15" style:family="paragraph" style:parent-style-name="Standard">
      <style:paragraph-properties fo:line-height="150%"/>
      <style:text-properties officeooo:paragraph-rsid="00a8ba06"/>
    </style:style>
    <style:style style:name="P16" style:family="paragraph" style:parent-style-name="Standard">
      <style:paragraph-properties fo:line-height="150%">
        <style:tab-stops>
          <style:tab-stop style:position="2.193cm"/>
          <style:tab-stop style:position="2.798cm"/>
          <style:tab-stop style:position="12.908cm"/>
          <style:tab-stop style:position="13.795cm"/>
        </style:tab-stops>
      </style:paragraph-properties>
      <style:text-properties officeooo:paragraph-rsid="00a991c8"/>
    </style:style>
    <style:style style:name="P17" style:family="paragraph" style:parent-style-name="Standard">
      <style:paragraph-properties fo:line-height="150%">
        <style:tab-stops>
          <style:tab-stop style:position="2.193cm"/>
          <style:tab-stop style:position="5.801cm"/>
          <style:tab-stop style:position="12.908cm"/>
          <style:tab-stop style:position="14.893cm"/>
        </style:tab-stops>
      </style:paragraph-properties>
      <style:text-properties officeooo:paragraph-rsid="00a991c8"/>
    </style:style>
    <style:style style:name="P18" style:family="paragraph" style:parent-style-name="Standard">
      <style:paragraph-properties fo:line-height="150%">
        <style:tab-stops>
          <style:tab-stop style:position="3.995cm"/>
        </style:tab-stops>
      </style:paragraph-properties>
      <style:text-properties officeooo:paragraph-rsid="00ce5103"/>
    </style:style>
    <style:style style:name="P19" style:family="paragraph" style:parent-style-name="Standard">
      <style:paragraph-properties fo:line-height="150%">
        <style:tab-stops>
          <style:tab-stop style:position="3.995cm"/>
        </style:tab-stops>
      </style:paragraph-properties>
      <style:text-properties officeooo:paragraph-rsid="00d071aa"/>
    </style:style>
    <style:style style:name="P20" style:family="paragraph" style:parent-style-name="Standard">
      <style:paragraph-properties fo:line-height="150%">
        <style:tab-stops>
          <style:tab-stop style:position="3.995cm"/>
        </style:tab-stops>
      </style:paragraph-properties>
      <style:text-properties officeooo:paragraph-rsid="00d399bd"/>
    </style:style>
    <style:style style:name="P21" style:family="paragraph" style:parent-style-name="Standard">
      <style:paragraph-properties fo:line-height="150%">
        <style:tab-stops>
          <style:tab-stop style:position="2.004cm"/>
        </style:tab-stops>
      </style:paragraph-properties>
      <style:text-properties officeooo:paragraph-rsid="00d5692f"/>
    </style:style>
    <style:style style:name="P22" style:family="paragraph" style:parent-style-name="Standard">
      <style:text-properties officeooo:rsid="00b2274b" officeooo:paragraph-rsid="00b2274b"/>
    </style:style>
    <style:style style:name="P23" style:family="paragraph" style:parent-style-name="Standard">
      <style:text-properties officeooo:rsid="0078e3e0" officeooo:paragraph-rsid="0078e3e0"/>
    </style:style>
    <style:style style:name="P24" style:family="paragraph" style:parent-style-name="Standard">
      <style:text-properties officeooo:rsid="00c03754" officeooo:paragraph-rsid="00c03754"/>
    </style:style>
    <style:style style:name="P25" style:family="paragraph" style:parent-style-name="Standard">
      <style:paragraph-properties>
        <style:tab-stops>
          <style:tab-stop style:position="9.5cm"/>
        </style:tab-stops>
      </style:paragraph-properties>
      <style:text-properties officeooo:rsid="00c03754" officeooo:paragraph-rsid="00c03754"/>
    </style:style>
    <style:style style:name="P26" style:family="paragraph" style:parent-style-name="Standard">
      <style:text-properties fo:font-style="normal" officeooo:rsid="00c03754" officeooo:paragraph-rsid="00c03754" style:font-style-asian="normal" style:font-style-complex="normal"/>
    </style:style>
    <style:style style:name="P27" style:family="paragraph" style:parent-style-name="Standard">
      <style:text-properties fo:font-style="normal" fo:font-weight="bold" officeooo:rsid="00b2274b" officeooo:paragraph-rsid="00b2274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line-height="150%">
        <style:tab-stops>
          <style:tab-stop style:position="2.193cm"/>
          <style:tab-stop style:position="5.801cm"/>
          <style:tab-stop style:position="12.908cm"/>
          <style:tab-stop style:position="14.893cm"/>
        </style:tab-stops>
      </style:paragraph-properties>
      <style:text-properties style:font-name="Times New Roman" officeooo:rsid="00aca20a" officeooo:paragraph-rsid="00a991c8" style:font-name-asian="SimSun" style:font-name-complex="Mangal1"/>
    </style:style>
    <style:style style:name="P29" style:family="paragraph" style:parent-style-name="Standard">
      <style:paragraph-properties fo:line-height="0.6cm" fo:text-align="center" style:justify-single-word="false"/>
      <style:text-properties style:font-name="Times New Roman" officeooo:rsid="006855d6" officeooo:paragraph-rsid="006855d6" style:font-name-asian="SimSun" style:font-name-complex="Mangal1"/>
    </style:style>
    <style:style style:name="P30" style:family="paragraph" style:parent-style-name="Standard">
      <style:paragraph-properties fo:text-align="center" style:justify-single-word="false"/>
      <style:text-properties style:font-name="Times New Roman" officeooo:rsid="006855d6" officeooo:paragraph-rsid="006855d6" style:font-name-asian="SimSun" style:font-name-complex="Mangal1"/>
    </style:style>
    <style:style style:name="P31" style:family="paragraph" style:parent-style-name="Standard">
      <style:paragraph-properties>
        <style:tab-stops>
          <style:tab-stop style:position="2.193cm"/>
          <style:tab-stop style:position="5.801cm"/>
          <style:tab-stop style:position="12.908cm"/>
          <style:tab-stop style:position="14.893cm"/>
        </style:tab-stops>
      </style:paragraph-properties>
      <style:text-properties officeooo:paragraph-rsid="00a991c8"/>
    </style:style>
    <style:style style:name="P32" style:family="paragraph" style:parent-style-name="Standard">
      <style:text-properties officeooo:paragraph-rsid="00ce3d10"/>
    </style:style>
    <style:style style:name="P33" style:family="paragraph" style:parent-style-name="Standard">
      <style:text-properties officeooo:paragraph-rsid="00b894a5"/>
    </style:style>
    <style:style style:name="P34" style:family="paragraph" style:parent-style-name="Standard">
      <style:text-properties officeooo:paragraph-rsid="00a8ba06"/>
    </style:style>
    <style:style style:name="P35" style:family="paragraph" style:parent-style-name="Standard">
      <style:paragraph-properties fo:line-height="150%">
        <style:tab-stops>
          <style:tab-stop style:position="3.995cm"/>
        </style:tab-stops>
      </style:paragraph-properties>
      <style:text-properties officeooo:rsid="00ce5103" officeooo:paragraph-rsid="00ce5103"/>
    </style:style>
    <style:style style:name="P36" style:family="paragraph" style:parent-style-name="Standard">
      <style:paragraph-properties fo:line-height="100%">
        <style:tab-stops>
          <style:tab-stop style:position="2.004cm"/>
        </style:tab-stops>
      </style:paragraph-properties>
      <style:text-properties officeooo:paragraph-rsid="00d498e4"/>
    </style:style>
    <style:style style:name="P37" style:family="paragraph" style:parent-style-name="Table_20_Contents">
      <style:paragraph-properties fo:line-height="0.6cm" fo:text-align="center" style:justify-single-word="false"/>
      <style:text-properties officeooo:rsid="00a9e1a1" officeooo:paragraph-rsid="00a9e1a1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line-height="0.6cm" fo:text-align="center" style:justify-single-word="false"/>
    </style:style>
    <style:style style:name="P40" style:family="paragraph" style:parent-style-name="Table_20_Contents">
      <style:paragraph-properties fo:line-height="0.6cm" fo:text-align="center" style:justify-single-word="false"/>
      <style:text-properties fo:color="#c9211e" loext:opacity="100%" officeooo:rsid="00a9e1a1" officeooo:paragraph-rsid="00a9e1a1"/>
    </style:style>
    <style:style style:name="P41" style:family="paragraph" style:parent-style-name="Table_20_Contents">
      <style:paragraph-properties fo:text-align="center" style:justify-single-word="false"/>
      <style:text-properties officeooo:rsid="00b28005" officeooo:paragraph-rsid="00b28005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officeooo:rsid="00b28005" officeooo:paragraph-rsid="00b28005"/>
    </style:style>
    <style:style style:name="P43" style:family="paragraph" style:parent-style-name="Table_20_Contents">
      <style:paragraph-properties fo:line-height="150%"/>
      <style:text-properties officeooo:rsid="00a3dea0" officeooo:paragraph-rsid="00ce3d10"/>
    </style:style>
    <style:style style:name="P44" style:family="paragraph" style:parent-style-name="Standard">
      <style:text-properties fo:font-size="18pt" officeooo:rsid="00ce5103"/>
    </style:style>
    <style:style style:name="P45" style:family="paragraph" style:parent-style-name="Standard">
      <style:paragraph-properties fo:line-height="150%">
        <style:tab-stops>
          <style:tab-stop style:position="3.995cm"/>
        </style:tab-stops>
      </style:paragraph-properties>
      <style:text-properties fo:font-size="18pt" officeooo:rsid="00ce5103" officeooo:paragraph-rsid="00ce5103"/>
    </style:style>
    <style:style style:name="P46" style:family="paragraph" style:parent-style-name="Standard">
      <style:paragraph-properties fo:line-height="100%">
        <style:tab-stops>
          <style:tab-stop style:position="3.995cm"/>
        </style:tab-stops>
      </style:paragraph-properties>
      <style:text-properties fo:font-size="18pt" officeooo:rsid="00ce5103" officeooo:paragraph-rsid="00d399bd"/>
    </style:style>
    <style:style style:name="P47" style:family="paragraph" style:parent-style-name="Standard">
      <style:paragraph-properties fo:line-height="100%">
        <style:tab-stops>
          <style:tab-stop style:position="2.004cm"/>
        </style:tab-stops>
      </style:paragraph-properties>
      <style:text-properties fo:font-size="18pt" officeooo:rsid="00d4424c" officeooo:paragraph-rsid="00d498e4"/>
    </style:style>
    <style:style style:name="P48" style:family="paragraph" style:parent-style-name="Standard">
      <style:paragraph-properties fo:line-height="150%">
        <style:tab-stops>
          <style:tab-stop style:position="2.004cm"/>
        </style:tab-stops>
      </style:paragraph-properties>
      <style:text-properties fo:font-size="18pt" officeooo:rsid="00d5692f" officeooo:paragraph-rsid="00d5692f"/>
    </style:style>
    <style:style style:name="P4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9d82b6" officeooo:paragraph-rsid="0029ba73" style:font-size-asian="20pt" style:font-weight-asian="bold" style:font-size-complex="20pt" style:font-weight-complex="bold"/>
    </style:style>
    <style:style style:name="P50" style:family="paragraph" style:parent-style-name="Standard" style:list-style-name="tfPuce">
      <style:text-properties officeooo:paragraph-rsid="00ce3d10"/>
    </style:style>
    <style:style style:name="P51" style:family="paragraph" style:parent-style-name="Standard" style:list-style-name="tfPuce">
      <style:text-properties officeooo:rsid="00b2274b" officeooo:paragraph-rsid="00b2274b"/>
    </style:style>
    <style:style style:name="P52" style:family="paragraph" style:parent-style-name="tfCours" style:list-style-name="tfPuce"/>
    <style:style style:name="P53" style:family="paragraph" style:parent-style-name="tfCours" style:list-style-name="tfPuce">
      <style:text-properties officeooo:paragraph-rsid="00ce3d10"/>
    </style:style>
    <style:style style:name="P54" style:family="paragraph" style:parent-style-name="tfTitre_20_1_29_">
      <style:text-properties officeooo:paragraph-rsid="00ce3d10"/>
    </style:style>
    <style:style style:name="P55" style:family="paragraph" style:parent-style-name="tfTitre_20_1_29_">
      <style:paragraph-properties fo:break-before="page"/>
    </style:style>
    <style:style style:name="P56" style:family="paragraph" style:parent-style-name="tfTitre_20_I_29_">
      <style:paragraph-properties fo:break-before="page"/>
    </style:style>
    <style:style style:name="P57" style:family="paragraph" style:parent-style-name="tfTitre_20_I_29_">
      <style:paragraph-properties fo:break-before="page"/>
      <style:text-properties officeooo:paragraph-rsid="00ce3d10"/>
    </style:style>
    <style:style style:name="P58" style:family="paragraph">
      <loext:graphic-properties draw:fill="none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1" style:family="paragraph">
      <loext:graphic-properties draw:fill="none"/>
      <style:text-properties fo:font-size="12pt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color="#2a6099" loext:opacity="100%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e3c5" style:font-weight-asian="bold" style:font-weight-complex="bold"/>
    </style:style>
    <style:style style:name="T3" style:family="text">
      <style:text-properties fo:font-weight="bold" officeooo:rsid="00775eca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officeooo:rsid="009d82b6" fo:background-color="transparent" loext:char-shading-value="0"/>
    </style:style>
    <style:style style:name="T6" style:family="text">
      <style:text-properties fo:font-size="18pt" officeooo:rsid="00aca6d8" fo:background-color="transparent" loext:char-shading-value="0"/>
    </style:style>
    <style:style style:name="T7" style:family="text">
      <style:text-properties fo:font-size="18pt" officeooo:rsid="009d82b6"/>
    </style:style>
    <style:style style:name="T8" style:family="text">
      <style:text-properties fo:font-size="18pt" officeooo:rsid="00a04f0c"/>
    </style:style>
    <style:style style:name="T9" style:family="text">
      <style:text-properties fo:font-size="18pt" officeooo:rsid="00a0ced3"/>
    </style:style>
    <style:style style:name="T10" style:family="text">
      <style:text-properties fo:font-size="18pt" officeooo:rsid="00a3dea0"/>
    </style:style>
    <style:style style:name="T11" style:family="text">
      <style:text-properties fo:font-size="18pt" officeooo:rsid="00a6fbd6"/>
    </style:style>
    <style:style style:name="T12" style:family="text">
      <style:text-properties fo:font-size="18pt" officeooo:rsid="00af8b5e"/>
    </style:style>
    <style:style style:name="T13" style:family="text">
      <style:text-properties fo:font-size="18pt" officeooo:rsid="00ce5103"/>
    </style:style>
    <style:style style:name="T14" style:family="text">
      <style:text-properties fo:font-size="18pt" officeooo:rsid="0077cda7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weight="bold" officeooo:rsid="00ce5103" style:font-weight-asian="bold" style:font-weight-complex="bold"/>
    </style:style>
    <style:style style:name="T17" style:family="text">
      <style:text-properties fo:font-size="18pt" fo:font-weight="bold" officeooo:rsid="00d071aa" style:font-weight-asian="bold" style:font-weight-complex="bold"/>
    </style:style>
    <style:style style:name="T18" style:family="text">
      <style:text-properties fo:font-size="18pt" officeooo:rsid="00d071aa"/>
    </style:style>
    <style:style style:name="T19" style:family="text">
      <style:text-properties fo:font-size="18pt" officeooo:rsid="00d399bd"/>
    </style:style>
    <style:style style:name="T20" style:family="text">
      <style:text-properties fo:font-size="18pt" officeooo:rsid="00d4424c"/>
    </style:style>
    <style:style style:name="T21" style:family="text">
      <style:text-properties fo:font-size="18pt" officeooo:rsid="00d498e4"/>
    </style:style>
    <style:style style:name="T22" style:family="text">
      <style:text-properties fo:font-size="18pt" officeooo:rsid="00d5692f"/>
    </style:style>
    <style:style style:name="T23" style:family="text">
      <style:text-properties officeooo:rsid="0075dc5d"/>
    </style:style>
    <style:style style:name="T24" style:family="text">
      <style:text-properties officeooo:rsid="00775eca"/>
    </style:style>
    <style:style style:name="T25" style:family="text">
      <style:text-properties officeooo:rsid="0077cda7"/>
    </style:style>
    <style:style style:name="T26" style:family="text">
      <style:text-properties officeooo:rsid="0061e3c5"/>
    </style:style>
    <style:style style:name="T27" style:family="text">
      <style:text-properties officeooo:rsid="00846e95"/>
    </style:style>
    <style:style style:name="T28" style:family="text">
      <style:text-properties style:font-name="Times New Roman" officeooo:rsid="00926499" style:font-name-asian="Times New Roman" style:font-name-complex="Times New Roman"/>
    </style:style>
    <style:style style:name="T29" style:family="text">
      <style:text-properties style:font-name="Times New Roman" officeooo:rsid="006855d6" style:font-name-asian="SimSun" style:font-name-complex="Mangal1"/>
    </style:style>
    <style:style style:name="T30" style:family="text">
      <style:text-properties style:font-name="Times New Roman" officeooo:rsid="00aca20a" style:font-name-asian="SimSun" style:font-name-complex="Mangal1"/>
    </style:style>
    <style:style style:name="T31" style:family="text">
      <style:text-properties style:font-name="Times New Roman" fo:font-size="18pt" officeooo:rsid="006855d6" style:font-name-asian="SimSun" style:font-name-complex="Mangal1"/>
    </style:style>
    <style:style style:name="T32" style:family="text">
      <style:text-properties officeooo:rsid="009d82b6"/>
    </style:style>
    <style:style style:name="T33" style:family="text">
      <style:text-properties officeooo:rsid="00a04f0c"/>
    </style:style>
    <style:style style:name="T34" style:family="text">
      <style:text-properties officeooo:rsid="00a3dea0"/>
    </style:style>
    <style:style style:name="T35" style:family="text">
      <style:text-properties officeooo:rsid="00a6fbd6"/>
    </style:style>
    <style:style style:name="T36" style:family="text">
      <style:text-properties officeooo:rsid="00a8ba06"/>
    </style:style>
    <style:style style:name="T37" style:family="text">
      <style:text-properties officeooo:rsid="00a991c8"/>
    </style:style>
    <style:style style:name="T38" style:family="text">
      <style:text-properties officeooo:rsid="00a9e1a1"/>
    </style:style>
    <style:style style:name="T39" style:family="text">
      <style:text-properties officeooo:rsid="00ae3e48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b894a5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ce5103"/>
    </style:style>
    <style:style style:name="T44" style:family="text">
      <style:text-properties officeooo:rsid="00d5692f"/>
    </style:style>
    <style:style style:name="T45" style:family="text">
      <style:text-properties officeooo:rsid="00d83c63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color="#2a6099" loext:opacity="100%"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51cm" svg:stroke-color="#2a6099" draw:marker-start-width="0.432cm" draw:marker-end-width="0.432cm" svg:stroke-linecap="round" draw:fill="none" draw:textarea-horizontal-align="justify" draw:textarea-vertical-align="middle" draw:auto-grow-height="false" fo:min-height="0.524cm" fo:min-width="0.8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1cm" draw:marker-start-width="0.409cm" draw:marker-end-width="0.409cm" draw:fill="none" draw:textarea-vertical-align="middle" draw:auto-grow-height="false" fo:min-height="7.976cm" fo:min-width="0.113cm" fo:padding-top="0.019cm" fo:padding-bottom="0.019cm" fo:padding-left="0.019cm" fo:padding-right="0.019cm" style:run-through="foreground"/>
    </style:style>
    <style:style style:name="gr4" style:family="graphic">
      <style:graphic-properties svg:stroke-width="0.041cm" draw:marker-start-width="0.409cm" draw:marker-end-width="0.409cm" draw:fill="none" draw:textarea-vertical-align="middle" draw:auto-grow-height="false" fo:min-height="1.863cm" fo:min-width="0.113cm" fo:padding-top="0.019cm" fo:padding-bottom="0.019cm" fo:padding-left="0.019cm" fo:padding-right="0.019cm" style:run-through="foreground"/>
    </style:style>
    <style:style style:name="gr5" style:family="graphic">
      <style:graphic-properties draw:stroke="none" svg:stroke-color="#000000" draw:fill="none" draw:fill-color="#ffffff" fo:min-height="0.79cm" style:run-through="foreground"/>
      <style:paragraph-properties style:writing-mode="lr-tb"/>
    </style:style>
    <style:style style:name="gr6" style:family="graphic">
      <style:graphic-properties svg:stroke-width="0.041cm" svg:stroke-color="#2a6099" draw:marker-start-width="0.409cm" draw:marker-end-width="0.409cm" draw:fill="none" draw:textarea-horizontal-align="justify" draw:textarea-vertical-align="middle" draw:auto-grow-height="false" fo:min-height="0.744cm" fo:min-width="2.48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1cm" svg:stroke-color="#2a6099" draw:marker-start="" draw:marker-start-width="0.24cm" draw:marker-end="Arrow" draw:marker-end-width="0.24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draw:stroke="none" svg:stroke-color="#000000" draw:fill="none" draw:fill-color="#ffffff" fo:min-height="0.776cm" style:run-through="foreground"/>
      <style:paragraph-properties style:writing-mode="lr-tb"/>
    </style:style>
    <style:style style:name="gr9" style:family="graphic">
      <style:graphic-properties svg:stroke-width="0.041cm" svg:stroke-color="#2a6099" draw:marker-start-width="0.409cm" draw:marker-end-width="0.409cm" draw:fill="none" draw:textarea-vertical-align="middle" draw:auto-grow-height="false" fo:min-height="2.117cm" fo:min-width="0.143cm" fo:padding-top="0.019cm" fo:padding-bottom="0.019cm" fo:padding-left="0.019cm" fo:padding-right="0.019cm" style:run-through="foreground"/>
    </style:style>
    <style:style style:name="gr10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multiplications</text:p>
      <text:p text:style-name="Standard"/>
      <text:list xml:id="list1266325562" text:style-name="tfNum_20_I_29_">
        <text:list-item>
          <text:p text:style-name="tfTitre_20_I_29_">Produit de deux nombres</text:p>
        </text:list-item>
      </text:list>
      <text:list xml:id="list3200787378" text:style-name="tfNum_20_1_29_">
        <text:list-item>
          <text:p text:style-name="tfTitre_20_1_29_">Vocabulaire</text:p>
        </text:list-item>
      </text:list>
      <text:list xml:id="list1565897257" text:style-name="tfPuce">
        <text:list-item>
          <text:p text:style-name="P52">Le résultat d’<text:span text:style-name="T27">une </text:span><text:span text:style-name="T5">multiplica</text:span><text:span text:style-name="T27">tion</text:span> s’appelle <text:span text:style-name="T6">un</text:span> « <text:span text:style-name="T32">produit</text:span> ».</text:p>
        </text:list-item>
        <text:list-item>
          <text:p text:style-name="P52">Les nombres que l’on <text:span text:style-name="T5">multiplie</text:span> s’appellent <text:span text:style-name="T27">les </text:span>« <text:span text:style-name="T5">facteurs</text:span> ».</text:p>
        </text:list-item>
      </text:list>
      <text:p text:style-name="P1"/>
      <text:p text:style-name="P12"><text:span text:style-name="T3">Ex :</text:span><text:span text:style-name="T24"> </text:span><text:span text:style-name="T11">7</text:span><text:span text:style-name="T23"> </text:span><text:span text:style-name="T29">×</text:span><text:span text:style-name="T23"> </text:span><text:span text:style-name="T7">4</text:span><text:span text:style-name="T23"> = </text:span><text:span text:style-name="T11">28</text:span></text:p>
      <text:p text:style-name="P2"/>
      <text:p text:style-name="P12"><text:span text:style-name="T24">Quels sont les </text:span><text:span text:style-name="T7">facteur</text:span><text:span text:style-name="T24">s de l</text:span><text:span text:style-name="T7">a multiplication</text:span><text:span text:style-name="T24"> ci-dessus ?</text:span></text:p>
      <text:p text:style-name="P12"><text:span text:style-name="T24">Quel est l</text:span><text:span text:style-name="T7">e produit</text:span><text:span text:style-name="T24"> obtenu ?</text:span></text:p>
      <text:p text:style-name="P23"/>
      <text:p text:style-name="P23"/>
      <text:p text:style-name="P6">Remarque :</text:p>
      <text:p text:style-name="P25"><draw:frame draw:style-name="fr1" draw:name="Objet4" text:anchor-type="as-char" svg:y="-0.564cm" svg:width="2.228cm" svg:height="0.707cm" draw:z-index="3"><draw:object xlink:href="./Object 5" xlink:type="simple" xlink:show="embed" xlink:actuate="onLoad"/><draw:image xlink:href="./ObjectReplacements/Object 5" xlink:type="simple" xlink:show="embed" xlink:actuate="onLoad"/></draw:frame><text:tab/><draw:frame draw:style-name="fr1" draw:name="Objet6" text:anchor-type="as-char" svg:y="-0.564cm" svg:width="2.21cm" svg:height="0.707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26"/>
      <text:p text:style-name="P24"><text:span text:style-name="T40">D’une façon générale, </text:span><text:span text:style-name="T42">a</text:span> étant un nombre quelconque, on a :</text:p>
      <text:p text:style-name="P25"><draw:frame draw:style-name="fr1" draw:name="Objet9" text:anchor-type="as-char" svg:y="-0.564cm" svg:width="1.94cm" svg:height="0.707cm" draw:z-index="5"><draw:object xlink:href="./Object 9" xlink:type="simple" xlink:show="embed" xlink:actuate="onLoad"/><draw:image xlink:href="./ObjectReplacements/Object 9" xlink:type="simple" xlink:show="embed" xlink:actuate="onLoad"/></draw:frame><text:tab/><draw:frame draw:style-name="fr1" draw:name="Objet10" text:anchor-type="as-char" svg:y="-0.564cm" svg:width="1.923cm" svg:height="0.707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/>
      <text:p text:style-name="P3"/>
      <text:list xml:id="list232421055265778" text:continue-list="list3200787378" text:style-name="tfNum_20_1_29_">
        <text:list-item>
          <text:p text:style-name="tfTitre_20_1_29_">Lien avec l’addition</text:p>
        </text:list-item>
      </text:list>
      <text:p text:style-name="P13">Une multiplication peut être comprise comme une « addition répétée » :</text:p>
      <text:p text:style-name="P13"/>
      <text:p text:style-name="P7">Ex :</text:p>
      <text:p text:style-name="P15">7 <text:span text:style-name="T29">×</text:span> <text:span text:style-name="T35">4 = 4 + 4 + 4 + 4 + 4 + 4 + 4 = </text:span></text:p>
      <text:p text:style-name="P15"><text:span text:style-name="T35">4 </text:span><text:span text:style-name="T29">×</text:span> <text:span text:style-name="T35">7 = 7 + 7 + 7 + 7 =</text:span></text:p>
      <text:p text:style-name="P15"><text:span text:style-name="T36">2,5 </text:span><text:span text:style-name="T29">×</text:span> <text:span text:style-name="T36">10 = 10 + 10 + 5 =</text:span></text:p>
      <text:p text:style-name="P34"/>
      <text:list xml:id="list232422565386702" text:continue-list="list1266325562" text:style-name="tfNum_20_I_29_">
        <text:list-item>
          <text:p text:style-name="P56">Calcul posé</text:p>
        </text:list-item>
      </text:list>
      <text:list xml:id="list232422824447180" text:continue-list="list232421055265778" text:style-name="tfNum_20_1_29_">
        <text:list-item text:start-value="1">
          <text:p text:style-name="tfTitre_20_1_29_">Comprendre la méthode utilisée dans le calcul posé</text:p>
        </text:list-item>
      </text:list>
      <text:p text:style-name="P8">Ex :</text:p>
      <text:p text:style-name="P16"><text:span text:style-name="T37">14 </text:span><text:span text:style-name="T29">×</text:span> <text:span text:style-name="T37">51<text:tab/>=<text:tab/>51+51+51+51+51+51+51+51+51+51<text:tab/>+<text:tab/>51+51+51+51</text:span></text:p>
      <text:p text:style-name="P17"><text:tab/><text:span text:style-name="T38">=<text:tab/>51 </text:span><text:span text:style-name="T29">×</text:span><text:tab/><text:span text:style-name="T38">+<text:tab/>51 </text:span><text:span text:style-name="T29">×</text:span></text:p>
      <text:p text:style-name="P17"><text:span text:style-name="T29"><text:tab/></text:span><text:span text:style-name="T30">=<text:tab/><text:tab/>+</text:span></text:p>
      <text:p text:style-name="P28"><text:tab/>=</text:p>
      <text:p text:style-name="P31"/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39"/>
          </table:table-cell>
          <table:table-cell table:style-name="Tableau3.A1" office:value-type="string">
            <text:p text:style-name="P37">5</text:p>
          </table:table-cell>
          <table:table-cell table:style-name="Tableau3.A1" office:value-type="string">
            <text:p text:style-name="P37">1</text:p>
          </table:table-cell>
        </table:table-row>
        <table:table-row>
          <table:table-cell table:style-name="Tableau3.A2" office:value-type="string">
            <text:p text:style-name="P29">×</text:p>
          </table:table-cell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37">4</text:p>
          </table:table-cell>
        </table:table-row>
        <table:table-row>
          <table:table-cell table:style-name="Tableau3.A1" office:value-type="string">
            <text:p text:style-name="P37"><draw:g text:anchor-type="paragraph" draw:z-index="0" draw:name="Forme3" draw:style-name="gr2"><draw:custom-shape draw:name="Forme2" draw:style-name="gr9" draw:text-style-name="P59" svg:width="0.398cm" svg:height="2.23cm" svg:x="3.157cm" svg:y="0.0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3" draw:style-name="gr10" draw:text-style-name="P63" svg:width="10.565cm" svg:height="0.733cm" svg:x="3.914cm" svg:y="0.762cm"><draw:text-box><text:p><text:span text:style-name="T47">On retrouve les calculs faits ci-dessus !</text:span></text:p></draw:text-box></draw:frame></draw:g>2</text:p>
          </table:table-cell>
          <table:table-cell table:style-name="Tableau3.A1" office:value-type="string">
            <text:p text:style-name="P37">0</text:p>
          </table:table-cell>
          <table:table-cell table:style-name="Tableau3.A1" office:value-type="string">
            <text:p text:style-name="P37">4</text:p>
          </table:table-cell>
        </table:table-row>
        <table:table-row>
          <table:table-cell table:style-name="Tableau3.A2" office:value-type="string">
            <text:p text:style-name="P37">5</text:p>
          </table:table-cell>
          <table:table-cell table:style-name="Tableau3.A2" office:value-type="string">
            <text:p text:style-name="P37">1</text:p>
          </table:table-cell>
          <table:table-cell table:style-name="Tableau3.A2" office:value-type="string">
            <text:p text:style-name="P40">0</text:p>
          </table:table-cell>
        </table:table-row>
        <table:table-row>
          <table:table-cell table:style-name="Tableau3.A1" office:value-type="string">
            <text:p text:style-name="P37">7</text:p>
          </table:table-cell>
          <table:table-cell table:style-name="Tableau3.A1" office:value-type="string">
            <text:p text:style-name="P37">1</text:p>
          </table:table-cell>
          <table:table-cell table:style-name="Tableau3.A1" office:value-type="string">
            <text:p text:style-name="P37">4</text:p>
          </table:table-cell>
        </table:table-row>
      </table:table>
      <text:p text:style-name="Standard"/>
      <text:p text:style-name="Standard"/>
      <text:list xml:id="list232422711136573" text:continue-numbering="true" text:style-name="tfNum_20_1_29_">
        <text:list-item>
          <text:p text:style-name="tfTitre_20_1_29_">Cas des nombres décimaux</text:p>
        </text:list-item>
      </text:list>
      <text:p text:style-name="P27">Méthode :</text:p>
      <text:list xml:id="list232422630356974" text:continue-list="list1565897257" text:style-name="tfPuce">
        <text:list-item>
          <text:p text:style-name="P51">On effectue la multiplication sans s’occuper des virgules</text:p>
        </text:list-item>
        <text:list-item>
          <text:p text:style-name="P51">On compte le nombre de chiffres après la virgule dans les facteurs, puis on place la virgule dans le résultat.</text:p>
        </text:list-item>
      </text:list>
      <text:p text:style-name="P22"><draw:custom-shape text:anchor-type="paragraph" draw:z-index="14" draw:name="Forme9" draw:style-name="gr1" draw:text-style-name="P58" svg:width="1.844cm" svg:height="1.768cm" svg:x="3.759cm" svg:y="0.522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text:p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38"><draw:g text:anchor-type="paragraph" draw:z-index="1" draw:name="Forme5" draw:style-name="gr2"><draw:polyline draw:name="Forme6" draw:style-name="gr7" draw:text-style-name="P62" svg:width="2.81cm" svg:height="1.012cm" draw:transform="rotate (-0.20001473227855) translate (4.49165310115369cm 0.396065591223195cm)" svg:viewBox="0 0 2811 1013" draw:points="0,368 1815,0 2811,1013"><text:p/></draw:polyline><draw:polyline draw:name="Forme7" draw:style-name="gr7" draw:text-style-name="P62" svg:width="3.018cm" svg:height="1.122cm" draw:transform="rotate (-2.56772839553406) translate (7.36652227917195cm 3.29227016516207cm)" svg:viewBox="0 0 3019 1123" draw:points="0,453 1282,0 3019,1123"><text:p/></draw:polyline><draw:frame draw:name="Forme5_1" draw:style-name="gr8" draw:text-style-name="P63" svg:width="8.485cm" svg:height="0.777cm" svg:x="5.17cm" svg:y="2.039cm"><draw:text-box><text:p><text:span text:style-name="T47">3 chiffres après la virgule</text:span></text:p></draw:text-box></draw:frame></draw:g></text:p>
          </table:table-cell>
          <table:table-cell table:style-name="Tableau4.B1" office:value-type="string">
            <text:p text:style-name="P38"/>
          </table:table-cell>
          <table:table-cell table:style-name="Tableau4.B1" office:value-type="string">
            <text:p text:style-name="P41">6 </text:p>
          </table:table-cell>
          <table:table-cell table:style-name="Tableau4.B1" office:value-type="string">
            <text:p text:style-name="P41">4,</text:p>
          </table:table-cell>
          <table:table-cell table:style-name="Tableau4.B1" office:value-type="string">
            <text:p text:style-name="P41">7</text:p>
          </table:table-cell>
        </table:table-row>
        <table:table-row>
          <table:table-cell table:style-name="Tableau4.A1" office:value-type="string">
            <text:p text:style-name="P38"/>
          </table:table-cell>
          <table:table-cell table:style-name="Tableau4.B2" office:value-type="string">
            <text:p text:style-name="P30">×</text:p>
          </table:table-cell>
          <table:table-cell table:style-name="Tableau4.B2" office:value-type="string">
            <text:p text:style-name="P41">0,</text:p>
          </table:table-cell>
          <table:table-cell table:style-name="Tableau4.B2" office:value-type="string">
            <text:p text:style-name="P41">1 </text:p>
          </table:table-cell>
          <table:table-cell table:style-name="Tableau4.B2" office:value-type="string">
            <text:p text:style-name="P41">2</text:p>
          </table:table-cell>
        </table:table-row>
        <table:table-row table:style-name="Tableau4.3">
          <table:table-cell table:style-name="Tableau4.A3" office:value-type="string">
            <text:p text:style-name="P38"/>
          </table:table-cell>
          <table:table-cell table:style-name="Tableau4.A3" office:value-type="string">
            <text:p text:style-name="P41"/>
          </table:table-cell>
          <table:table-cell table:style-name="Tableau4.A3" office:value-type="string">
            <text:p text:style-name="P41"/>
          </table:table-cell>
          <table:table-cell table:style-name="Tableau4.A3" office:value-type="string">
            <text:p text:style-name="P41"/>
          </table:table-cell>
          <table:table-cell table:style-name="Tableau4.A3" office:value-type="string">
            <text:p text:style-name="P41"/>
          </table:table-cell>
        </table:table-row>
        <table:table-row>
          <table:table-cell table:style-name="Tableau4.B2" office:value-type="string">
            <text:p text:style-name="P38"/>
          </table:table-cell>
          <table:table-cell table:style-name="Tableau4.B2" office:value-type="string">
            <text:p text:style-name="P41"/>
          </table:table-cell>
          <table:table-cell table:style-name="Tableau4.B2" office:value-type="string">
            <text:p text:style-name="P41"/>
          </table:table-cell>
          <table:table-cell table:style-name="Tableau4.B2" office:value-type="string">
            <text:p text:style-name="P41"/>
          </table:table-cell>
          <table:table-cell table:style-name="Tableau4.B2" office:value-type="string">
            <text:p text:style-name="P42"/>
          </table:table-cell>
        </table:table-row>
        <table:table-row>
          <table:table-cell table:style-name="Tableau4.A3" office:value-type="string">
            <text:p text:style-name="P42"/>
          </table:table-cell>
          <table:table-cell table:style-name="Tableau4.A3" office:value-type="string">
            <text:p text:style-name="P41"/>
          </table:table-cell>
          <table:table-cell table:style-name="Tableau4.A3" office:value-type="string">
            <text:p text:style-name="P41"><draw:custom-shape text:anchor-type="char" draw:z-index="2" draw:name="Forme4_0" draw:style-name="gr6" draw:text-style-name="P61" svg:width="2.601cm" svg:height="0.865cm" svg:x="0.048cm" svg:y="0.0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au4.A3" office:value-type="string">
            <text:p text:style-name="P41"/>
          </table:table-cell>
          <table:table-cell table:style-name="Tableau4.A3" office:value-type="string">
            <text:p text:style-name="P41"/>
          </table:table-cell>
        </table:table-row>
      </table:table>
      <text:p text:style-name="P22"/>
      <text:p text:style-name="P5">Remarque :</text:p>
      <text:p text:style-name="P33"><text:span text:style-name="T41">Penser à vérifier l’ordre de grandeur du résultat : 6</text:span><text:span text:style-name="T45">0</text:span><text:span text:style-name="T41"> </text:span><text:span text:style-name="T29">×</text:span> <text:span text:style-name="T41">0,1 </text:span><text:span text:style-name="T28">≈</text:span> <text:span text:style-name="T41">6</text:span></text:p>
      <text:list xml:id="list232422574661568" text:continue-list="list232422565386702" text:style-name="tfNum_20_I_29_">
        <text:list-item>
          <text:p text:style-name="P57">Propriétés</text:p>
        </text:list-item>
      </text:list>
      <text:list xml:id="list232421626975269" text:continue-list="list232422711136573" text:style-name="tfNum_20_1_29_">
        <text:list-item text:start-value="1">
          <text:p text:style-name="P54">Ordre des calculs</text:p>
        </text:list-item>
      </text:list>
      <text:list xml:id="list232422244576685" text:continue-list="list232422630356974" text:style-name="tfPuce">
        <text:list-item>
          <text:p text:style-name="P53">Dans le calcul d’un <text:span text:style-name="T32">produit</text:span>, l’ordre des <text:span text:style-name="T5">facteurs</text:span> n’a pas d’importance.</text:p>
        </text:list-item>
        <text:list-item>
          <text:p text:style-name="P53">On peut regrouper <text:span text:style-name="T5">les facteurs</text:span> pour faciliter le calcul.</text:p>
        </text:list-item>
      </text:list>
      <text:p text:style-name="P4"/>
      <text:p text:style-name="P32"><text:span text:style-name="T2">Ex :</text:span><text:span text:style-name="T26"> </text:span><text:span text:style-name="T25">Calculer « astucieusement » :</text:span></text:p>
      <text:p text:style-name="P32"><text:span text:style-name="T25">A = 2 </text:span><text:span text:style-name="T29">×</text:span><text:span text:style-name="T25"> </text:span><text:span text:style-name="T33">0,</text:span><text:span text:style-name="T25">74 </text:span><text:span text:style-name="T29">×</text:span> <text:span text:style-name="T8">4</text:span><text:span text:style-name="T25"> </text:span><text:span text:style-name="T29">×</text:span><text:span text:style-name="T25"> </text:span><text:span text:style-name="T7">5</text:span><text:span text:style-name="T25"> </text:span><text:span text:style-name="T29">×</text:span><text:span text:style-name="T25"> </text:span><text:span text:style-name="T7">2,5</text:span></text:p>
      <text:p text:style-name="P4"/>
      <text:p text:style-name="P4"/>
      <text:p text:style-name="P4"/>
      <text:p text:style-name="P4"/>
      <text:p text:style-name="P4"/>
      <text:p text:style-name="P14"/>
      <text:list xml:id="list232421081342385" text:continue-list="list232421626975269" text:style-name="tfNum_20_1_29_">
        <text:list-item>
          <text:p text:style-name="P54">Multiplier par 10 ou 0,1</text:p>
        </text:list-item>
      </text:list>
      <text:list xml:id="list232422489378809" text:continue-list="list232422244576685" text:style-name="tfPuce">
        <text:list-item>
          <text:p text:style-name="P50">Pour multiplier un nombre par 10, 100 ou 1000, on déplace la virgule d’un, deux ou trois <text:span text:style-name="T10">rang</text:span><text:span text:style-name="T9">s</text:span> vers la droite.</text:p>
        </text:list-item>
        <text:list-item>
          <text:p text:style-name="P50"><text:span text:style-name="T34">Pour m</text:span>ultiplier un nombre par 0,1 ; 0,01 ou 0,001, on déplace la virgule d’un, deux ou trois rangs vers la gauche.</text:p>
        </text:list-item>
      </text:list>
      <text:p text:style-name="P32"/>
      <text:p text:style-name="P9">Ex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3"><draw:frame draw:style-name="fr1" draw:name="Objet1" text:anchor-type="as-char" svg:y="-0.564cm" svg:width="2.544cm" svg:height="0.707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text:p text:style-name="P43"><draw:frame draw:style-name="fr1" draw:name="Objet2" text:anchor-type="as-char" svg:y="-0.564cm" svg:width="3.784cm" svg:height="0.70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text:p text:style-name="P43"><draw:frame draw:style-name="fr1" draw:name="Objet3" text:anchor-type="as-char" svg:y="-0.564cm" svg:width="3.039cm" svg:height="0.707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A1" office:value-type="string">
            <text:p text:style-name="P43"><draw:frame draw:style-name="fr1" draw:name="Objet8" text:anchor-type="as-char" svg:y="-0.564cm" svg:width="3.644cm" svg:height="0.707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43"><draw:frame draw:style-name="fr1" draw:name="Objet5" text:anchor-type="as-char" svg:y="-0.564cm" svg:width="3.967cm" svg:height="0.707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43"><draw:frame draw:style-name="fr1" draw:name="Objet7" text:anchor-type="as-char" svg:y="-0.564cm" svg:width="3.664cm" svg:height="0.707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</table:table>
      <text:p text:style-name="P32"/>
      <text:p text:style-name="P10">Remarque :</text:p>
      <text:p text:style-name="P32"><text:span text:style-name="T39">Multiplier n’agrandit pas toujours, en effet : 12 </text:span><text:span text:style-name="T29">×</text:span><text:span text:style-name="T39"> 0,</text:span><text:span text:style-name="T12">1</text:span><text:span text:style-name="T39"> = </text:span></text:p>
      <text:p text:style-name="P32"/>
      <text:list xml:id="list232421990216761" text:continue-list="list232421081342385" text:style-name="tfNum_20_1_29_">
        <text:list-item>
          <text:p text:style-name="P55">Priorité entre les opérations</text:p>
        </text:list-item>
      </text:list>
      <text:p text:style-name="tfCours">Quand <text:span text:style-name="T43">une expression contient </text:span><text:span text:style-name="T13">des additions, des soustractions, des multiplications </text:span><text:span text:style-name="T18">et des parenthèses</text:span><text:span text:style-name="T13">, on fera toujours :</text:span></text:p>
      <text:list xml:id="list232422224720561" text:continue-list="list232422489378809" text:style-name="tfPuce">
        <text:list-item>
          <text:p text:style-name="P52"><text:span text:style-name="T13">D’</text:span><text:span text:style-name="T4">abord les calculs entre </text:span><text:span text:style-name="T15">parenthèses</text:span></text:p>
        </text:list-item>
        <text:list-item>
          <text:p text:style-name="P52">Puis les <text:span text:style-name="T1">multiplications</text:span></text:p>
        </text:list-item>
        <text:list-item>
          <text:p text:style-name="P52">Puis les <text:span text:style-name="T1">additions</text:span> et <text:span text:style-name="T1">soustractions</text:span> (de gauche à droite)</text:p>
        </text:list-item>
      </text:list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5"><text:span text:style-name="T15">Ex 1 :</text:span><text:span text:style-name="T4"> Calculer<text:tab/>A = 3 + 4</text:span><text:span text:style-name="T14"> </text:span><text:span text:style-name="T31">×</text:span><text:span text:style-name="T4"> 5</text:span></text:p>
            <text:p text:style-name="P45"><text:tab/>A = </text:p>
            <text:p text:style-name="P45"><text:tab/>A = </text:p>
          </table:table-cell>
          <table:table-cell table:style-name="Tableau2.A1" office:value-type="string">
            <text:p text:style-name="P18"><text:span text:style-name="T16">Ex 2 :</text:span><text:span text:style-name="T13"> Calculer<text:tab/>B = </text:span><text:span text:style-name="T18">(</text:span><text:span text:style-name="T13">3 + 4</text:span><text:span text:style-name="T18">)</text:span><text:span text:style-name="T14"> </text:span><text:span text:style-name="T31">×</text:span><text:span text:style-name="T13"> 5</text:span></text:p>
            <text:p text:style-name="P45"><text:tab/>B = </text:p>
            <text:p text:style-name="P45"><text:tab/>B = </text:p>
          </table:table-cell>
        </table:table-row>
      </table:table>
      <text:p text:style-name="P44"/>
      <text:p text:style-name="P19"><text:span text:style-name="T16">Ex </text:span><text:span text:style-name="T17">3</text:span><text:span text:style-name="T16"> :</text:span><text:span text:style-name="T13"> Calculer<text:tab/></text:span><text:span text:style-name="T18">C</text:span><text:span text:style-name="T13"> = 9 + 3 × </text:span><text:span text:style-name="T18">(</text:span><text:span text:style-name="T19">8</text:span><text:span text:style-name="T13"> – </text:span><text:span text:style-name="T18">2</text:span><text:span text:style-name="T13"> × 3</text:span><text:span text:style-name="T18">)</text:span><text:span text:style-name="T13"> + 10 × 2 × </text:span><text:span text:style-name="T18">0,</text:span><text:span text:style-name="T13">9</text:span></text:p>
      <text:p text:style-name="P19"><text:span text:style-name="T13"><text:tab/></text:span><text:span text:style-name="T18">C</text:span><text:span text:style-name="T13"> = </text:span></text:p>
      <text:p text:style-name="P20"><text:span text:style-name="T13"><text:tab/></text:span><text:span text:style-name="T18">C</text:span><text:span text:style-name="T13"> = </text:span></text:p>
      <text:p text:style-name="P20"><text:span text:style-name="T13"><text:tab/></text:span><text:span text:style-name="T18">C</text:span><text:span text:style-name="T13"> = </text:span></text:p>
      <text:p text:style-name="P46"/>
      <text:p text:style-name="Standard"/>
      <text:p text:style-name="Standard"/>
      <text:p text:style-name="Standard"/>
      <text:list xml:id="list232421098810482" text:continue-list="list232421990216761" text:style-name="tfNum_20_1_29_">
        <text:list-item>
          <text:p text:style-name="tfTitre_20_1_29_"><text:span text:style-name="T44">Astuce de c</text:span>alcul</text:p>
        </text:list-item>
      </text:list>
      <text:p text:style-name="P11">Principe :</text:p>
      <text:p text:style-name="Standard">La multiplication est une « addition répétée ».</text:p>
      <text:p text:style-name="P36"><text:span text:style-name="T21">Soit :<text:tab/>A = </text:span><text:span text:style-name="T20">23</text:span><text:span text:style-name="T14"> </text:span><text:span text:style-name="T31">×</text:span><text:span text:style-name="T13"> </text:span><text:span text:style-name="T19">10</text:span><text:span text:style-name="T20">2</text:span></text:p>
      <text:p text:style-name="P36"><text:span text:style-name="T20"><text:tab/></text:span><text:span text:style-name="T21">A = </text:span><text:span text:style-name="T20">23</text:span><text:span text:style-name="T14"> </text:span><text:span text:style-name="T20">+ 23 + </text:span><text:span text:style-name="T21">23 + </text:span><text:span text:style-name="T20">23 + … + 23 + 23 </text:span><text:span text:style-name="T21">+ <text:s/></text:span><text:span text:style-name="T20">23 + 23</text:span></text:p>
      <text:p text:style-name="P47"><draw:g text:anchor-type="paragraph" draw:z-index="13" draw:name="Forme1" draw:style-name="gr2"><draw:custom-shape draw:name="Forme1" draw:style-name="gr3" draw:text-style-name="P59" svg:width="0.415cm" svg:height="8.457cm" draw:transform="rotate (1.5707963267949) translate (3.13619444444444cm 0.479777777777778cm)"><text:p/><draw:enhanced-geometry svg:viewBox="0 0 21600 21600" draw:glue-points="21600 0 0 10800 21600 21600" draw:text-areas="13800 ?f9 21600 ?f10" draw:type="left-brace" draw:modifiers="1800 10910.364963503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draw:name="Forme1_0" draw:style-name="gr4" draw:text-style-name="P59" svg:width="0.415cm" svg:height="2.188cm" draw:transform="rotate (1.5707963267949) translate (12.3436944444444cm 0.472722222222222cm)"><text:p/><draw:enhanced-geometry svg:viewBox="0 0 21600 21600" draw:glue-points="21600 0 0 10800 21600 21600" draw:text-areas="13800 ?f9 21600 ?f10" draw:type="left-brace" draw:modifiers="4560.19339242546 10910.364963503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8" draw:style-name="gr5" draw:text-style-name="P60" svg:width="8.684cm" svg:height="0.791cm" svg:x="6.219cm" svg:y="0.515cm"><draw:text-box><text:p><text:span text:style-name="T46">100 fois <text:s text:c="21"/>+ <text:s text:c="3"/>2 fois</text:span></text:p></draw:text-box></draw:frame></draw:g></text:p>
      <text:p text:style-name="P47"/>
      <text:p text:style-name="P21"><text:span text:style-name="T20"><text:tab/></text:span><text:span text:style-name="T22">A = </text:span></text:p>
      <text:p text:style-name="P48"><text:tab/>A =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20H41M11S</meta:editing-duration>
    <meta:editing-cycles>160</meta:editing-cycles>
    <meta:generator>LibreOffice/7.3.7.2$Linux_X86_64 LibreOffice_project/30$Build-2</meta:generator>
    <meta:initial-creator>Véronique et Thibaud FONTANET</meta:initial-creator>
    <dc:date>2023-12-04T23:24:20.219242871</dc:date>
    <meta:print-date>2015-03-21T18:42:51.093000000</meta:print-date>
    <meta:document-statistic meta:table-count="4" meta:image-count="0" meta:object-count="10" meta:page-count="4" meta:paragraph-count="92" meta:word-count="480" meta:character-count="2087" meta:non-whitespace-character-count="16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n>12</mn>
        <mo stretchy="false">×</mo>
        <mn>10</mn>
      </mrow>
      <mo stretchy="false">=</mo>
      <mrow/>
    </mrow>
    <annotation encoding="StarMath 5.0">{12 times 10}={}%%&lt;cmathArbre&gt;«=­«*­12­10»­»&lt;/cmathArbre&gt;&lt;cmathFormule&gt;12*10=&lt;/cmathFormule&gt;</annotation>
  </semantics>
</math>
</file>

<file path=Object 10/content.xml><?xml version="1.0" encoding="utf-8"?>
<math xmlns="http://www.w3.org/1998/Math/MathML" display="block">
  <semantics>
    <mrow>
      <mrow>
        <mi>a</mi>
        <mo stretchy="false">×</mo>
        <mn>1</mn>
      </mrow>
      <mo stretchy="false">=</mo>
      <mrow/>
    </mrow>
    <annotation encoding="StarMath 5.0">{a times 1}={}%%&lt;cmathArbre&gt;«=­«*­a­1»­»&lt;/cmathArbre&gt;&lt;cmathFormule&gt;a*1=&lt;/cmathFormule&gt;</annotation>
  </semantics>
</math>
</file>

<file path=Object 2/content.xml><?xml version="1.0" encoding="utf-8"?>
<math xmlns="http://www.w3.org/1998/Math/MathML" display="block">
  <semantics>
    <mrow>
      <mrow>
        <mn>57</mn>
        <mstyle mathvariant="normal">
          <mi mathvariant="normal">,</mi>
        </mstyle>
        <mrow>
          <mn>56</mn>
          <mo stretchy="false">×</mo>
          <mn>100</mn>
        </mrow>
      </mrow>
      <mo stretchy="false">=</mo>
      <mrow/>
    </mrow>
    <annotation encoding="StarMath 5.0">{57{nitalic ,}56 times 100}={}%%&lt;cmathArbre&gt;«=­«,­57­«*­56­100»»­»&lt;/cmathArbre&gt;&lt;cmathFormule&gt;57,56*100=&lt;/cmathFormule&gt;</annotation>
  </semantics>
</math>
</file>

<file path=Object 3/content.xml><?xml version="1.0" encoding="utf-8"?>
<math xmlns="http://www.w3.org/1998/Math/MathML" display="block">
  <semantics>
    <mrow>
      <mrow>
        <mn>400</mn>
        <mo stretchy="false">×</mo>
        <mn>0,1</mn>
      </mrow>
      <mo stretchy="false">=</mo>
      <mrow/>
    </mrow>
    <annotation encoding="StarMath 5.0">{400 times 0,1}={}%%&lt;cmathArbre&gt;«=­«*­400­0.1»­»&lt;/cmathArbre&gt;&lt;cmathFormule&gt;400*0.1=&lt;/cmathFormule&gt;</annotation>
  </semantics>
</math>
</file>

<file path=Object 4/content.xml><?xml version="1.0" encoding="utf-8"?>
<math xmlns="http://www.w3.org/1998/Math/MathML" display="block">
  <semantics>
    <mrow>
      <mrow>
        <mn>100</mn>
        <mo stretchy="false">×</mo>
        <mn>8,015</mn>
      </mrow>
      <mo stretchy="false">=</mo>
      <mrow/>
    </mrow>
    <annotation encoding="StarMath 5.0">{100 times 8,015}={}%%&lt;cmathArbre&gt;«=­«*­100­8.015»­»&lt;/cmathArbre&gt;&lt;cmathFormule&gt;100*8.015=&lt;/cmathFormule&gt;</annotation>
  </semantics>
</math>
</file>

<file path=Object 5/content.xml><?xml version="1.0" encoding="utf-8"?>
<math xmlns="http://www.w3.org/1998/Math/MathML" display="block">
  <semantics>
    <mrow>
      <mrow>
        <mn>15</mn>
        <mo stretchy="false">×</mo>
        <mn>0</mn>
      </mrow>
      <mo stretchy="false">=</mo>
      <mrow/>
    </mrow>
    <annotation encoding="StarMath 5.0">{15 times 0}={}%%&lt;cmathArbre&gt;«=­«*­15­0»­»&lt;/cmathArbre&gt;&lt;cmathFormule&gt;15*0=&lt;/cmathFormule&gt;</annotation>
  </semantics>
</math>
</file>

<file path=Object 6/content.xml><?xml version="1.0" encoding="utf-8"?>
<math xmlns="http://www.w3.org/1998/Math/MathML" display="block">
  <semantics>
    <mrow>
      <mrow>
        <mn>9,23</mn>
        <mo stretchy="false">×</mo>
        <mn>10000</mn>
      </mrow>
      <mo stretchy="false">=</mo>
      <mrow/>
    </mrow>
    <annotation encoding="StarMath 5.0">{9,23 times 10000}={}%%&lt;cmathArbre&gt;«=­«*­9.23­10000»­»&lt;/cmathArbre&gt;&lt;cmathFormule&gt;9.23*10000=&lt;/cmathFormule&gt;</annotation>
  </semantics>
</math>
</file>

<file path=Object 7/content.xml><?xml version="1.0" encoding="utf-8"?>
<math xmlns="http://www.w3.org/1998/Math/MathML" display="block">
  <semantics>
    <mrow>
      <mrow>
        <mn>15</mn>
        <mo stretchy="false">×</mo>
        <mn>1</mn>
      </mrow>
      <mo stretchy="false">=</mo>
      <mrow/>
    </mrow>
    <annotation encoding="StarMath 5.0">{15 times 1}={}%%&lt;cmathArbre&gt;«=­«*­15­1»­»&lt;/cmathArbre&gt;&lt;cmathFormule&gt;15*1=&lt;/cmathFormule&gt;</annotation>
  </semantics>
</math>
</file>

<file path=Object 8/content.xml><?xml version="1.0" encoding="utf-8"?>
<math xmlns="http://www.w3.org/1998/Math/MathML" display="block">
  <semantics>
    <mrow>
      <mrow>
        <mn>45</mn>
        <mo stretchy="false">×</mo>
        <mn>0,0001</mn>
      </mrow>
      <mo stretchy="false">=</mo>
      <mrow/>
    </mrow>
    <annotation encoding="StarMath 5.0">{45 times 0,0001}={}%%&lt;cmathArbre&gt;«=­«*­45­0.0001»­»&lt;/cmathArbre&gt;&lt;cmathFormule&gt;45*0.0001=&lt;/cmathFormule&gt;</annotation>
  </semantics>
</math>
</file>

<file path=Object 9/content.xml><?xml version="1.0" encoding="utf-8"?>
<math xmlns="http://www.w3.org/1998/Math/MathML" display="block">
  <semantics>
    <mrow>
      <mrow>
        <mi>a</mi>
        <mo stretchy="false">×</mo>
        <mn>0</mn>
      </mrow>
      <mo stretchy="false">=</mo>
      <mrow/>
    </mrow>
    <annotation encoding="StarMath 5.0">{a times 0}={}%%&lt;cmathArbre&gt;«=­«*­a­0»­»&lt;/cmathArbre&gt;&lt;cmathFormule&gt;a*0=&lt;/cmathFormule&gt;</annotation>
  </semantics>
</math>
</file>